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8e97d89c-7fff-0c57-8944-aa1680520cc6"/> </text:p>
      <text:p text:style-name="P2">Common bean has two independent origins of domestication, and improvement efforts selecting on broad North American adaptation have occurred in both domestication clades as part of the CDBN, a multi-environment trial with &gt;35 years of yield data.</text:p>
      <text:p text:style-name="Text_20_body"/>
      <text:p text:style-name="P2">We explore the effects of this improvement on yield heritability and additional yield variation attributable to home site specialization, or a home field advantage.  </text:p>
      <text:p text:style-name="P1"> </text:p>
      <text:p text:style-name="Text_20_body"/>
      <text:p text:style-name="P3">What hypotheses or questions does this work address?</text:p>
      <text:p text:style-name="Text_20_body"/>
      <text:p text:style-name="P2">How has selection for broad adaptation impacted yield heritability in two domestication clades of common bean over 35 years? </text:p>
      <text:p text:style-name="P2">How has selection for broad adaptation affected environmental specialization in these domestication clades, as measured by a home field advantage of distinct common bean genotypes?</text:p>
      <text:p text:style-name="Text_20_body"/>
      <text:p text:style-name="P3">How does this work advance our current understanding of plant science?</text:p>
      <text:p text:style-name="Text_20_body"/>
      <text:p text:style-name="P2">Domestication and improvement have led to losses in genetic diversity that may hamper selection efforts for locally adapted varieties. During improvement in the CDBN, we find agronomically significant yield gains attributable to environmental specialization in both domestication clades. Surprisingly, we find that yield heritability has been increasing over time in races from both domestication clades, indicating that both clades may have benefitted from introgression events.</text:p>
      <text:p text:style-name="Text_20_body"/>
      <text:p text:style-name="P3">Why is this work important and timely?</text:p>
      <text:p text:style-name="Text_20_body"/>
      <text:p text:style-name="P2">Though crop breeding efforts typically select for broad adaptation, ecological theory suggests that across environments that vary spatially or temporally, the most productive population will be a mix of narrowly adapted specialists. Ascertaining the presence and amount of environmental specialization remaining in broadly adapted crop species may provide an opportunity to further improve crop yields by leveraging local adaptation.</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2T10:07:14.542473153</meta:creation-date>
    <dc:date>2021-04-22T10:07:44.991077806</dc:date>
    <meta:editing-duration>PT30S</meta:editing-duration>
    <meta:editing-cycles>1</meta:editing-cycles>
    <meta:document-statistic meta:table-count="0" meta:image-count="0" meta:object-count="0" meta:page-count="1" meta:paragraph-count="12" meta:word-count="255" meta:character-count="1792" meta:non-whitespace-character-count="1540"/>
    <meta:generator>LibreOffice/6.4.7.2$Linux_X86_64 LibreOffice_project/40$Build-2</meta:generator>
  </office:meta>
</office:document-meta>
</file>